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Default_20_Drawing_20_Style_5f_1">
      <style:graphic-properties svg:stroke-width="0cm" draw:marker-start-width="0.203cm" draw:marker-end-width="0.203cm" draw:textarea-horizontal-align="justify" draw:textarea-vertical-align="middle" draw:auto-grow-height="false" fo:min-height="1.924cm" fo:min-width="2.012cm" fo:padding-top="0.125cm" fo:padding-bottom="0.125cm" fo:padding-left="0.25cm" fo:padding-right="0.25cm"/>
      <style:paragraph-properties style:writing-mode="lr-tb"/>
    </style:style>
    <style:style style:name="gr2" style:family="graphic" style:parent-style-name="Default_20_Drawing_20_Style_5f_1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Default_20_Drawing_20_Style_5f_1">
      <style:graphic-properties draw:stroke="none" svg:stroke-color="#000000" draw:fill="none" draw:fill-color="#ffffff" fo:min-height="0.395cm"/>
      <style:paragraph-properties style:writing-mode="lr-tb"/>
    </style:style>
    <style:style style:name="gr4" style:family="graphic" style:parent-style-name="Default_20_Drawing_20_Style_5f_1">
      <style:graphic-properties draw:stroke="none" svg:stroke-color="#000000" draw:fill="none" draw:fill-color="#ffffff" fo:min-height="0.452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7" style:family="graphic" style:parent-style-name="Default_20_Drawing_20_Style_5f_1">
      <style:graphic-properties draw:stroke="none" svg:stroke-color="#000000" draw:fill="none" draw:fill-color="#ffffff" fo:min-height="0.511cm"/>
      <style:paragraph-properties style:writing-mode="lr-tb"/>
    </style:style>
    <style:style style:name="gr8" style:family="graphic" style:parent-style-name="objectwithoutfill">
      <style:graphic-properties svg:stroke-color="#000000" draw:marker-start="Arrowheads_20_11" draw:marker-start-width="0.3cm" draw:marker-end="Arrowheads_20_12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10" style:family="graphic" style:parent-style-name="Default_20_Drawing_20_Style_5f_1">
      <style:graphic-properties draw:stroke="none" svg:stroke-color="#000000" draw:fill="none" draw:fill-color="#ffffff" fo:min-height="0.466cm"/>
      <style:paragraph-properties style:writing-mode="lr-tb"/>
    </style:style>
    <style:style style:name="gr11" style:family="graphic" style:parent-style-name="Default_20_Drawing_20_Style_5f_1">
      <style:graphic-properties svg:stroke-width="0cm" draw:marker-start-width="0.203cm" draw:marker-end-width="0.203cm" draw:textarea-horizontal-align="justify" draw:textarea-vertical-align="middle" draw:auto-grow-height="false" fo:min-height="2.036cm" fo:min-width="8.39cm" fo:padding-top="0.125cm" fo:padding-bottom="0.125cm" fo:padding-left="0.25cm" fo:padding-right="0.25cm"/>
      <style:paragraph-properties style:writing-mode="lr-tb"/>
    </style:style>
    <style:style style:name="gr12" style:family="graphic" style:parent-style-name="Default_20_Drawing_20_Style_5f_1">
      <style:graphic-properties svg:stroke-width="0cm" draw:marker-start-width="0.203cm" draw:marker-end-width="0.203cm" draw:textarea-horizontal-align="justify" draw:textarea-vertical-align="middle" draw:auto-grow-height="false" fo:min-height="1.401cm" fo:min-width="2.012cm" fo:padding-top="0.125cm" fo:padding-bottom="0.125cm" fo:padding-left="0.25cm" fo:padding-right="0.25cm"/>
      <style:paragraph-properties style:writing-mode="lr-tb"/>
    </style:style>
    <style:style style:name="gr13" style:family="graphic" style:parent-style-name="Default_20_Drawing_20_Style_5f_1">
      <style:graphic-properties draw:stroke="none" svg:stroke-color="#000000" draw:fill="none" draw:fill-color="#ffffff" fo:min-height="0.949cm"/>
      <style:paragraph-properties style:writing-mode="lr-tb"/>
    </style:style>
    <style:style style:name="gr14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5" style:family="graphic" style:parent-style-name="Default_20_Drawing_20_Style_5f_1">
      <style:graphic-properties draw:stroke="none" svg:stroke-color="#000000" draw:fill="none" draw:fill-color="#ffffff" fo:min-height="0.61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fo:font-weight="normal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T1" style:family="text">
      <style:text-properties style:font-name="Liberation Sans1" fo:font-size="12pt" fo:font-weight="normal" style:font-size-asian="18pt" style:font-size-complex="18pt"/>
    </style:style>
    <style:style style:name="T2" style:family="text">
      <style:text-properties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aa_ 11" draw:style-name="gr1" draw:text-style-name="P1" xml:id="id1" draw:id="id1" draw:layer="layout" svg:width="2.512cm" svg:height="2.174cm" svg:x="0.24cm" svg:y="4.16cm">
          <draw:glue-point draw:id="4" svg:x="5.003cm" svg:y="-2.971cm"/>
          <draw:glue-point draw:id="5" svg:x="5.003cm" svg:y="2.786cm"/>
          <text:p text:style-name="P1"><text:span text:style-name="T1">IdP/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417cm" svg:height="0.725cm" svg:x="9.454cm" svg:y="0.691cm">
          <draw:text-box>
            <text:p><text:span text:style-name="T2">User</text:span></text:p>
          </draw:text-box>
        </draw:frame>
        <draw:frame draw:style-name="gr3" draw:text-style-name="P4" draw:layer="layout" svg:width="4.191cm" svg:height="0.725cm" svg:x="3.74cm" svg:y="5.13cm">
          <draw:text-box>
            <text:p text:style-name="P3"><text:span text:style-name="T2">Iden</text:span><text:span text:style-name="T2">tity </text:span><text:span text:style-name="T2">Infor</text:span><text:span text:style-name="T2">mati</text:span><text:span text:style-name="T2">on</text:span></text:p>
          </draw:text-box>
        </draw:frame>
        <draw:frame draw:style-name="gr4" draw:text-style-name="P4" draw:layer="layout" svg:width="4.135cm" svg:height="0.725cm" svg:x="12.321cm" svg:y="4.53cm">
          <draw:text-box>
            <text:p text:style-name="P3"><text:span text:style-name="T2">Identity </text:span><text:span text:style-name="T2">Informatio</text:span><text:span text:style-name="T2">n</text:span></text:p>
          </draw:text-box>
        </draw:frame>
        <draw:custom-shape draw:name="aaa_ 13" draw:style-name="gr1" draw:text-style-name="P1" xml:id="id2" draw:id="id2" draw:layer="layout" svg:width="2.512cm" svg:height="2.174cm" svg:x="8.84cm" svg:y="4.16cm">
          <draw:glue-point draw:id="4" svg:x="-5.003cm" svg:y="2.786cm"/>
          <draw:glue-point draw:id="5" svg:x="-5.003cm" svg:y="-2.971cm"/>
          <text:p text:style-name="P1"><text:span text:style-name="T1">RP/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14" draw:style-name="gr1" draw:text-style-name="P1" xml:id="id3" draw:id="id3" draw:layer="layout" svg:width="2.512cm" svg:height="2.174cm" svg:x="17.54cm" svg:y="4.16cm">
          <text:p text:style-name="P1"><text:span text:style-name="T1">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2.752cm" svg:y1="5.852cm" svg:x2="8.84cm" svg:y2="5.852cm" draw:start-shape="id1" draw:start-glue-point="5" draw:end-shape="id2" draw:end-glue-point="4" svg:d="M2752 5852h6088" svg:viewBox="0 0 6089 1">
          <text:p/>
        </draw:connector>
        <draw:connector draw:style-name="gr6" draw:text-style-name="P5" draw:layer="layout" draw:type="line" svg:x1="11.352cm" svg:y1="5.247cm" svg:x2="17.54cm" svg:y2="5.247cm" draw:start-shape="id2" draw:start-glue-point="1" draw:end-shape="id3" draw:end-glue-point="3" svg:d="M11352 5247h6188" svg:viewBox="0 0 6189 1">
          <text:p/>
        </draw:connector>
        <draw:frame draw:style-name="gr7" draw:text-style-name="P4" draw:layer="layout" svg:width="5.461cm" svg:height="0.761cm" svg:x="2.997cm" svg:y="1.762cm">
          <draw:text-box>
            <text:p text:style-name="P3"><text:span text:style-name="T2">OIDC </text:span><text:span text:style-name="T2">Authentica</text:span><text:span text:style-name="T2">tion Flow</text:span></text:p>
          </draw:text-box>
        </draw:frame>
        <draw:connector draw:style-name="gr8" draw:text-style-name="P5" draw:layer="layout" draw:line-skew="-1.134cm" svg:x1="1.496cm" svg:y1="4.16cm" svg:x2="10.096cm" svg:y2="4.16cm" draw:start-shape="id1" draw:start-glue-point="0" draw:end-shape="id2" draw:end-glue-point="0" svg:d="M1496 4160v-1635h8600v1635" svg:viewBox="0 0 8601 1636">
          <text:p/>
        </draw:connector>
        <draw:connector draw:style-name="gr9" draw:text-style-name="P5" draw:layer="layout" draw:type="line" svg:x1="8.84cm" svg:y1="4.602cm" svg:x2="2.752cm" svg:y2="4.602cm" draw:start-shape="id2" draw:start-glue-point="5" draw:end-shape="id1" draw:end-glue-point="4" svg:d="M8840 4602h-6088" svg:viewBox="0 0 6089 1">
          <text:p/>
        </draw:connector>
        <draw:frame draw:style-name="gr10" draw:text-style-name="P4" draw:layer="layout" svg:width="3.302cm" svg:height="0.725cm" svg:x="4.075cm" svg:y="3.882cm">
          <draw:text-box>
            <text:p text:style-name="P3"><text:span text:style-name="T2">Access Token</text:span></text:p>
          </draw:text-box>
        </draw:frame>
      </draw:page>
      <draw:page draw:name="page2" draw:style-name="dp1" draw:master-page-name="Default">
        <draw:custom-shape draw:name="aaa_ 7" draw:style-name="gr11" draw:text-style-name="P6" xml:id="id9" draw:id="id9" draw:layer="layout" svg:width="8.89cm" svg:height="2.286cm" svg:x="5.699cm" svg:y="4.243cm">
          <text:p text:style-name="P6"><text:span text:style-name="T2">Propagatio</text:span><text:span text:style-name="T2">n</text:span></text:p>
          <text:p text:style-name="P6"><text:span text:style-name="T2">Proxy</text:span></text:p>
          <draw:enhanced-geometry svg:viewBox="0 0 21600 21600" draw:type="rectangle" draw:enhanced-path="M 0 0 L 21600 0 21600 21600 0 21600 0 0 Z N"/>
        </draw:custom-shape>
        <draw:custom-shape draw:name="aaa_ 8" draw:style-name="gr12" draw:text-style-name="P1" xml:id="id4" draw:id="id4" draw:layer="layout" svg:width="2.512cm" svg:height="1.651cm" svg:x="0.24cm" svg:y="4.56cm">
          <text:p text:style-name="P1"><text:span text:style-name="T1">IdP/</text:span><text:span text:style-name="T1">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417cm" svg:height="0.725cm" svg:x="9.454cm" svg:y="0.691cm">
          <draw:text-box>
            <text:p><text:span text:style-name="T2">User</text:span></text:p>
          </draw:text-box>
        </draw:frame>
        <draw:frame draw:style-name="gr13" draw:text-style-name="P4" draw:layer="layout" svg:width="2.713cm" svg:height="1.199cm" svg:x="2.934cm" svg:y="4.089cm">
          <draw:text-box>
            <text:p text:style-name="P3"><text:span text:style-name="T2">Identity </text:span><text:span text:style-name="T2">Informatio</text:span><text:span text:style-name="T2">n</text:span></text:p>
          </draw:text-box>
        </draw:frame>
        <draw:frame draw:style-name="gr13" draw:text-style-name="P4" draw:layer="layout" svg:width="2.695cm" svg:height="1.199cm" svg:x="14.721cm" svg:y="4.059cm">
          <draw:text-box>
            <text:p text:style-name="P3"><text:span text:style-name="T2">Identity </text:span><text:span text:style-name="T2">Informatio</text:span><text:span text:style-name="T2">n</text:span></text:p>
          </draw:text-box>
        </draw:frame>
        <draw:custom-shape draw:name="aaa_ 9" draw:style-name="gr12" draw:text-style-name="P1" xml:id="id6" draw:id="id6" draw:layer="layout" svg:width="2.512cm" svg:height="1.651cm" svg:x="11.64cm" svg:y="4.56cm"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15" draw:style-name="gr12" draw:text-style-name="P1" xml:id="id5" draw:id="id5" draw:layer="layout" svg:width="2.512cm" svg:height="1.651cm" svg:x="6.14cm" svg:y="4.56cm">
          <text:p text:style-name="P1"><text:span text:style-name="T1">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16" draw:style-name="gr12" draw:text-style-name="P1" xml:id="id7" draw:id="id7" draw:layer="layout" svg:width="2.512cm" svg:height="1.651cm" svg:x="17.54cm" svg:y="4.56cm">
          <text:p text:style-name="P1"><text:span text:style-name="T1">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2.752cm" svg:y1="5.385cm" svg:x2="6.14cm" svg:y2="5.385cm" draw:start-shape="id4" draw:start-glue-point="1" draw:end-shape="id5" draw:end-glue-point="3" svg:d="M2752 5385h3388" svg:viewBox="0 0 3389 1">
          <text:p/>
        </draw:connector>
        <draw:connector draw:style-name="gr6" draw:text-style-name="P5" draw:layer="layout" draw:type="line" svg:x1="14.152cm" svg:y1="5.385cm" svg:x2="17.54cm" svg:y2="5.385cm" draw:start-shape="id6" draw:start-glue-point="1" draw:end-shape="id7" draw:end-glue-point="3" svg:d="M14152 5385h3388" svg:viewBox="0 0 3389 1">
          <text:p/>
        </draw:connector>
        <draw:custom-shape draw:name="aaa_ 17" draw:style-name="gr12" draw:text-style-name="P1" xml:id="id8" draw:id="id8" draw:layer="layout" svg:width="2.512cm" svg:height="1.651cm" svg:x="8.879cm" svg:y="1.56cm">
          <text:p text:style-name="P1"><text:span text:style-name="T1">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5" draw:layer="layout" draw:type="line" svg:x1="10.135cm" svg:y1="3.211cm" svg:x2="10.144cm" svg:y2="4.243cm" draw:start-shape="id8" draw:start-glue-point="2" draw:end-shape="id9" svg:d="M10135 3211l9 1032" svg:viewBox="0 0 10 1033">
          <text:p/>
        </draw:connector>
        <draw:frame draw:style-name="gr15" draw:text-style-name="P4" draw:layer="layout" svg:width="5.461cm" svg:height="0.862cm" svg:x="2.397cm" svg:y="1.535cm">
          <draw:text-box>
            <text:p text:style-name="P3"><text:span text:style-name="T2">OIDC </text:span><text:span text:style-name="T2">Authentica</text:span><text:span text:style-name="T2">tion Flow</text:span></text:p>
          </draw:text-box>
        </draw:frame>
        <draw:frame draw:style-name="gr15" draw:text-style-name="P4" draw:layer="layout" svg:width="3.194cm" svg:height="0.862cm" svg:x="10.198cm" svg:y="3.335cm">
          <draw:text-box>
            <text:p text:style-name="P3"><text:span text:style-name="T2">Access </text:span><text:span text:style-name="T2">Token</text:span></text:p>
          </draw:text-box>
        </draw:frame>
        <draw:connector draw:style-name="gr8" draw:text-style-name="P5" draw:layer="layout" svg:x1="1.496cm" svg:y1="4.56cm" svg:x2="8.879cm" svg:y2="2.385cm" draw:start-shape="id4" draw:start-glue-point="0" draw:end-shape="id8" draw:end-glue-point="3" svg:d="M1496 4560v-2175h7383" svg:viewBox="0 0 7384 217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stroke-dash="Dashed_20__28_var_29__20_5" draw:fill="gradient" draw:fill-gradient-name="Gradient_20_1" draw:gradient-step-count="0" draw:textarea-vertical-align="middle" draw:auto-grow-width="true" draw:fit-to-contour="false" fo:padding-top="0cm" fo:padding-bottom="0cm" fo:padding-left="0cm" fo:padding-right="0cm" draw:shadow-offset-x="0.203cm" draw:shadow-offset-y="0.203cm"/>
      <style:paragraph-properties>
        <style:tab-stops/>
      </style:paragraph-properties>
    </style:style>
  </office:styles>
  <office:automatic-styles>
    <style:page-layout style:name="PM0">
      <style:page-layout-properties fo:margin-top="1cm" fo:margin-bottom="1cm" fo:margin-left="1cm" fo:margin-right="1cm" fo:page-width="20.32cm" fo:page-height="7.1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2-05-08T18:43:54.487227433</meta:creation-date>
    <dc:date>2022-06-15T15:41:14.550978142</dc:date>
    <dc:creator>Igor Zboran</dc:creator>
    <meta:editing-duration>PT1H8M52S</meta:editing-duration>
    <meta:editing-cycles>31</meta:editing-cycles>
    <meta:generator>LibreOffice/7.3.4.2$Linux_X86_64 LibreOffice_project/8cb1c265a8f71ce63e37a2ff337b4f2ebc525cbc</meta:generator>
    <meta:document-statistic meta:object-count="27"/>
  </office:meta>
</office:document-meta>
</file>